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8400d" style:font-weight-asian="bold" style:font-weight-complex="bold"/>
    </style:style>
    <style:style style:name="P3" style:family="paragraph" style:parent-style-name="Preformatted_20_Text">
      <style:text-properties fo:font-weight="bold" officeooo:paragraph-rsid="000b82f0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officeooo:paragraph-rsid="0008400d" style:font-weight-asian="bold" style:font-weight-complex="bold"/>
    </style:style>
    <style:style style:name="P6" style:family="paragraph" style:parent-style-name="Preformatted_20_Text">
      <style:text-properties fo:color="#2a6099" loext:opacity="100%" fo:font-weight="bold" officeooo:paragraph-rsid="000b82f0" style:font-weight-asian="bold" style:font-weight-complex="bold"/>
    </style:style>
    <style:style style:name="P7" style:family="paragraph" style:parent-style-name="Preformatted_20_Text">
      <style:text-properties officeooo:paragraph-rsid="0008400d"/>
    </style:style>
    <style:style style:name="P8" style:family="paragraph" style:parent-style-name="Preformatted_20_Text">
      <style:text-properties officeooo:paragraph-rsid="000a1e37"/>
    </style:style>
    <style:style style:name="P9" style:family="paragraph" style:parent-style-name="Preformatted_20_Text">
      <style:text-properties style:text-underline-style="solid" style:text-underline-width="auto" style:text-underline-color="font-color" fo:font-weight="bold" officeooo:paragraph-rsid="0008400d" style:font-weight-asian="bold" style:font-weight-complex="bold"/>
    </style:style>
    <style:style style:name="P10" style:family="paragraph" style:parent-style-name="Preformatted_20_Text">
      <style:text-properties fo:font-weight="bold" officeooo:paragraph-rsid="00107f61" style:font-weight-asian="bold" style:font-weight-complex="bold"/>
    </style:style>
    <style:style style:name="P11" style:family="paragraph" style:parent-style-name="Preformatted_20_Text">
      <style:text-properties fo:color="#2a6099" loext:opacity="100%" fo:font-weight="bold" officeooo:paragraph-rsid="00107f61" style:font-weight-asian="bold" style:font-weight-complex="bold"/>
    </style:style>
    <style:style style:name="P12" style:family="paragraph" style:parent-style-name="Preformatted_20_Text">
      <style:text-properties officeooo:paragraph-rsid="00107f61"/>
    </style:style>
    <style:style style:name="P13" style:family="paragraph" style:parent-style-name="Standard">
      <style:text-properties style:font-name="Liberation Mono" fo:font-size="10pt" officeooo:paragraph-rsid="00107f6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00d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color="#2a6099" loext:opacity="100%" fo:font-weight="bold" officeooo:rsid="0009cd80" style:font-weight-asian="bold" style:font-weight-complex="bold"/>
    </style:style>
    <style:style style:name="T7" style:family="text">
      <style:text-properties fo:color="#2a6099" loext:opacity="100%" fo:font-weight="bold" officeooo:rsid="000a1e37" style:font-weight-asian="bold" style:font-weight-complex="bold"/>
    </style:style>
    <style:style style:name="T8" style:family="text">
      <style:text-properties fo:color="#2a6099" loext:opacity="100%" fo:font-weight="bold" officeooo:rsid="000b82f0" style:font-weight-asian="bold" style:font-weight-complex="bold"/>
    </style:style>
    <style:style style:name="T9" style:family="text">
      <style:text-properties fo:color="#2a6099" loext:opacity="100%" fo:font-weight="bold" officeooo:rsid="00107f61" style:font-weight-asian="bold" style:font-weight-complex="bold"/>
    </style:style>
    <style:style style:name="T10" style:family="text">
      <style:text-properties officeooo:rsid="000a1e37"/>
    </style:style>
    <style:style style:name="T11" style:family="text">
      <style:text-properties officeooo:rsid="000b82f0"/>
    </style:style>
    <style:style style:name="T12" style:family="text">
      <style:text-properties officeooo:rsid="000d7dda"/>
    </style:style>
    <style:style style:name="T13" style:family="text">
      <style:text-properties officeooo:rsid="00107f61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bold" officeooo:rsid="000a1e3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n That Day (CCLI) (As published by CityAlight Music -- simpl<text:span text:style-name="T13">i</text:span>fied by S. Driesner)</text:p>
      <text:p text:style-name="P2"/>
      <text:p text:style-name="P8"><text:span text:style-name="T1">Words &amp; Music</text:span>: Jonny Robinson | Michael Farren | Nigel Hendroff | Rich Thompson |</text:p>
      <text:p text:style-name="Preformatted_20_Text"><text:tab/> <text:s text:c="8"/>Scott Lavender</text:p>
      <text:p text:style-name="Preformatted_20_Text"/>
      <text:p text:style-name="P13"><text:span text:style-name="T2">[ CHORDS ] <text:s text:c="2"/></text:span><text:span text:style-name="T5">D <text:s text:c="5"/>G <text:s text:c="5"/>Bm7 <text:s text:c="3"/>A <text:s text:c="5"/>Dsus <text:s text:c="2"/>Asus <text:s text:c="2"/>Em <text:s text:c="4"/>Bm <text:s text:c="4"/></text:span><text:span text:style-name="T14">[ </text:span><text:span text:style-name="T15">NO CAPO</text:span><text:span text:style-name="T14"> ]</text:span></text:p>
      <text:p text:style-name="P11"><text:s text:c="13"/>xoo=== ==oo== ====== oo===o xoo=== oo===o o==o== ======</text:p>
      <text:p text:style-name="P11"><text:s text:c="13"/>|||||| |||||| |||||| |||||| |||||| |||||| |||||| ||||||</text:p>
      <text:p text:style-name="P11"><text:s text:c="13"/>|||O|O |O|||| OO|O|O ||OOO| |||O|| ||OO|| |OO||| OO|||O</text:p>
      <text:p text:style-name="P11"><text:s text:c="13"/>||||O| O|||OO ||||O| |||||| ||||OO ||||O| ||||OO ||||O|</text:p>
      <text:p text:style-name="P11"><text:s text:c="13"/>|||||| |||||| ||O||| |||||| |||||| |||||| |||||| ||OO||</text:p>
      <text:p text:style-name="P12"><text:span text:style-name="T2"/></text:p>
      <text:p text:style-name="P12"><text:span text:style-name="T2">[ INTRO / TURNAROUND ] X 2 <text:s text:c="3"/></text:span><text:span text:style-name="T5">| D <text:s/>G <text:s/>| Bm7 A <text:s/>|</text:span></text:p>
      <text:p text:style-name="Preformatted_20_Text"/>
      <text:p text:style-name="P10">[ VERSE 1 ] <text:s/><text:span text:style-name="T4">D <text:s text:c="19"/>Dsus <text:s text:c="11"/>D</text:span></text:p>
      <text:p text:style-name="Preformatted_20_Text"><text:s text:c="13"/>I believe in Christ, ris-en from the dead</text:p>
      <text:p text:style-name="P4"><text:s text:c="13"/>G <text:s text:c="16"/>D <text:s text:c="12"/>Bm7 <text:s text:c="14"/>Asus <text:s/>A</text:p>
      <text:p text:style-name="Preformatted_20_Text"><text:s text:c="13"/>He now reigns vic-to-rious, His king-dom knows no end</text:p>
      <text:p text:style-name="P4"><text:s text:c="13"/>G <text:s text:c="17"/>D <text:s text:c="8"/>A <text:s text:c="17"/>Bm7</text:p>
      <text:p text:style-name="Preformatted_20_Text"><text:s text:c="13"/>Through His re-sur-rec-tion, death has lost its hold</text:p>
      <text:p text:style-name="P4"><text:s text:c="13"/>Em <text:s text:c="27"/>G <text:s text:c="12"/>A</text:p>
      <text:p text:style-name="Preformatted_20_Text"><text:s text:c="13"/>I know on that final day I’ll rise as Jesus rose</text:p>
      <text:p text:style-name="Preformatted_20_Text"/>
      <text:p text:style-name="P12"><text:span text:style-name="T2">[ CHORUS ]</text:span> <text:s text:c="10"/><text:span text:style-name="T5">D <text:s text:c="28"/>G <text:s text:c="17"/>D</text:span></text:p>
      <text:p text:style-name="Preformatted_20_Text"><text:s text:c="13"/>On that day <text:s/>We will see You shin-ing bright-er than the sun</text:p>
      <text:p text:style-name="P4"><text:span text:style-name="T11"><text:s text:c="13"/>A</text:span> <text:s text:c="6"/>Bm7 <text:s text:c="24"/>G <text:s text:c="16"/>A</text:p>
      <text:p text:style-name="Preformatted_20_Text"><text:s text:c="13"/>On that day <text:s/>We will know You as we lift our voice as one</text:p>
      <text:p text:style-name="Preformatted_20_Text"><text:s text:c="23"/><text:span text:style-name="T5">G <text:s text:c="11"/>D <text:s text:c="18"/>G <text:s text:c="5"/>A <text:s text:c="6"/>Bm</text:span></text:p>
      <text:p text:style-name="Preformatted_20_Text"><text:s text:c="13"/>'Til that day <text:s/>We will praise You for Your nev-er end-ing grace</text:p>
      <text:p text:style-name="Preformatted_20_Text"><text:s text:c="25"/><text:span text:style-name="T5">G <text:s text:c="6"/>D <text:s text:c="15"/>A <text:s text:c="8"/>D <text:s text:c="3"/></text:span><text:span text:style-name="T8">D</text:span><text:span text:style-name="T5"> <text:s/></text:span><text:span text:style-name="T7">G <text:s text:c="2"/>Bm7 <text:s/>A</text:span></text:p>
      <text:p text:style-name="Preformatted_20_Text"><text:s text:c="13"/>And we will keep on sing-ing on that glor-ious day</text:p>
      <text:p text:style-name="Preformatted_20_Text"/>
      <text:p text:style-name="P3">[ VERSE 2 ] <text:s/><text:span text:style-name="T4">D <text:s text:c="19"/>Dsus <text:s text:c="16"/>D</text:span></text:p>
      <text:p text:style-name="Preformatted_20_Text"><text:s text:c="13"/>What a blessed hope, though now tired and worn</text:p>
      <text:p text:style-name="P6"><text:s text:c="13"/>G <text:s text:c="15"/>D <text:s text:c="9"/>Bm7 <text:s text:c="17"/>Asus <text:s/>A</text:p>
      <text:p text:style-name="Preformatted_20_Text"><text:s text:c="13"/>We will spend et-er-ni-ty a-round our Sav-iour’s throne</text:p>
      <text:p text:style-name="P6"><text:s text:c="13"/>G <text:s text:c="19"/>D <text:s text:c="7"/>A <text:s text:c="15"/>Bm7</text:p>
      <text:p text:style-name="Preformatted_20_Text"><text:s text:c="13"/>Though we grieve our loss-es, we grieve not in vain</text:p>
      <text:p text:style-name="P6"><text:s text:c="13"/>Em <text:s text:c="29"/>G <text:s text:c="16"/>A</text:p>
      <text:p text:style-name="Preformatted_20_Text"><text:s text:c="13"/>For we know our crown of glo-ry waits be-yond the grave</text:p>
      <text:p text:style-name="Preformatted_20_Text"><text:span text:style-name="T2"/></text:p>
      <text:p text:style-name="Preformatted_20_Text"><text:span text:style-name="T2">[ CHORUS ]</text:span></text:p>
      <text:p text:style-name="Preformatted_20_Text"/>
      <text:p text:style-name="P1">[ BRIDGE ] X 2</text:p>
      <text:p text:style-name="P7"><text:s text:c="6"/><text:span text:style-name="T5">G <text:s text:c="13"/></text:span><text:span text:style-name="T9">D</text:span><text:span text:style-name="T5"> <text:s text:c="10"/></text:span><text:span text:style-name="T9">Asus A</text:span><text:span text:style-name="T6"> <text:s text:c="7"/></text:span><text:span text:style-name="T5">G <text:s text:c="16"/>D <text:s text:c="9"/>Asus <text:s/>A</text:span></text:p>
      <text:p text:style-name="P7">Halle-lu-jah, what a day it will be <text:s text:c="4"/><text:span text:style-name="T12">f</text:span>or at home with You, my joy is com-plete</text:p>
      <text:p text:style-name="P7"><text:s text:c="5"/><text:span text:style-name="T5">G <text:s text:c="12"/>D <text:s text:c="8"/>A <text:s text:c="11"/>Bm <text:s text:c="4"/>G <text:s text:c="14"/>D <text:s text:c="11"/>A</text:span></text:p>
      <text:p text:style-name="P7">As I run into Your arms open wide, I will see <text:span text:style-name="T12">m</text:span>y Fa-ther, who is wait-ing for me</text:p>
      <text:p text:style-name="Preformatted_20_Text"/>
      <text:p text:style-name="P12"><text:span text:style-name="T2">[ TAG 1 ]</text:span> <text:s text:c="6"/><text:span text:style-name="T5">G <text:s text:c="14"/>D <text:s text:c="11"/>A</text:span></text:p>
      <text:p text:style-name="Preformatted_20_Text"><text:s text:c="13"/>My Fa-ther, who is wait-ing for me</text:p>
      <text:p text:style-name="Preformatted_20_Text"/>
      <text:p text:style-name="P1">[ CHORUS ] X 2</text:p>
      <text:p text:style-name="Preformatted_20_Text"/>
      <text:p text:style-name="P12"><text:span text:style-name="T2">[ TAG 2 ]</text:span> <text:s text:c="15"/><text:span text:style-name="T5">G <text:s text:c="6"/>D <text:s text:c="15"/>Asus A <text:s text:c="3"/>D</text:span></text:p>
      <text:p text:style-name="Preformatted_20_Text"><text:s text:c="13"/>And we will keep on sing-ing on that glor-ious day</text:p>
      <text:p text:style-name="Preformatted_20_Text"/>
      <text:p text:style-name="P12"><text:span text:style-name="T2">[ TURNAROUND ] X 2, </text:span><text:span text:style-name="T3">END on D chord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22:27:07.106429015</dc:date>
    <meta:editing-duration>PT1H34M29S</meta:editing-duration>
    <meta:editing-cycles>7</meta:editing-cycles>
    <meta:generator>LibreOffice/7.6.7.2$Linux_X86_64 LibreOffice_project/60$Build-2</meta:generator>
    <meta:document-statistic meta:table-count="0" meta:image-count="0" meta:object-count="0" meta:page-count="1" meta:paragraph-count="46" meta:word-count="387" meta:character-count="2839" meta:non-whitespace-character-count="1364"/>
  </office:meta>
</office:document-meta>
</file>